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paragraph-rsid="0008d43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color="#000000" fo:font-size="11pt" officeooo:paragraph-rsid="0008d437" style:font-size-asian="11pt" style:font-size-complex="11pt"/>
    </style:style>
    <style:style style:name="P3" style:family="paragraph" style:parent-style-name="Standard">
      <style:text-properties fo:color="#000000" fo:font-size="11pt" officeooo:paragraph-rsid="0009bc9b" style:font-size-asian="11pt" style:font-size-complex="11pt"/>
    </style:style>
    <style:style style:name="P4" style:family="paragraph" style:parent-style-name="Standard">
      <style:text-properties fo:color="#000000" fo:font-size="11pt" officeooo:paragraph-rsid="000b738c" style:font-size-asian="11pt" style:font-size-complex="11pt"/>
    </style:style>
    <style:style style:name="P5" style:family="paragraph" style:parent-style-name="Standard">
      <style:text-properties fo:color="#000000" fo:font-size="11pt" officeooo:paragraph-rsid="000bc5ae" style:font-size-asian="11pt" style:font-size-complex="11pt"/>
    </style:style>
    <style:style style:name="P6" style:family="paragraph" style:parent-style-name="Standard">
      <style:text-properties fo:color="#000000" fo:font-size="11pt" style:text-underline-style="none" fo:font-weight="normal" officeooo:paragraph-rsid="0008d437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paragraph-rsid="0008d437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officeooo:paragraph-rsid="0009bc9b" style:font-size-asian="11pt" style:font-size-complex="11pt"/>
    </style:style>
    <style:style style:name="P9" style:family="paragraph" style:parent-style-name="Standard" style:master-page-name="Standard">
      <style:paragraph-properties style:page-number="auto"/>
      <style:text-properties style:text-underline-style="none" fo:font-weight="normal" officeooo:rsid="0008d437" officeooo:paragraph-rsid="0008d43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8d437" officeooo:paragraph-rsid="0008d437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08d437" officeooo:paragraph-rsid="0008d437"/>
    </style:style>
    <style:style style:name="P12" style:family="paragraph" style:parent-style-name="Standard">
      <style:text-properties fo:font-size="14pt" fo:font-weight="bold" officeooo:rsid="0008d437" officeooo:paragraph-rsid="0008d437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/>
      </style:paragraph-properties>
      <style:text-properties fo:font-size="14pt" officeooo:rsid="0008d437" officeooo:paragraph-rsid="0008d437" style:font-size-asian="14pt" style:font-size-complex="14pt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bold" officeooo:rsid="0008d437" officeooo:paragraph-rsid="0008d43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officeooo:rsid="0008d437" officeooo:paragraph-rsid="0008d437" style:font-size-asian="12pt" style:font-size-complex="12pt"/>
    </style:style>
    <style:style style:name="P16" style:family="paragraph" style:parent-style-name="Standard">
      <style:text-properties fo:color="#000000" style:font-name="Courier New" fo:font-size="11pt" officeooo:paragraph-rsid="0008d437" style:font-size-asian="11pt" style:font-size-complex="11pt"/>
    </style:style>
    <style:style style:name="P17" style:family="paragraph" style:parent-style-name="Standard">
      <style:text-properties fo:color="#000000" style:font-name="Courier New" fo:font-size="11pt" officeooo:rsid="0008d437" officeooo:paragraph-rsid="0009bc9b" style:font-size-asian="11pt" style:font-size-complex="11pt"/>
    </style:style>
    <style:style style:name="P18" style:family="paragraph" style:parent-style-name="Standard">
      <style:text-properties fo:color="#000000" style:font-name="Courier New" fo:font-size="11pt" officeooo:paragraph-rsid="000bc5ae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1pt" style:font-size-asian="11pt" style:font-size-complex="11pt"/>
    </style:style>
    <style:style style:name="P20" style:family="paragraph" style:parent-style-name="Standard">
      <style:text-properties fo:color="#000000" style:font-name="Courier New" fo:font-size="11pt" style:text-underline-style="none" fo:font-weight="normal" officeooo:rsid="0008d437" officeooo:paragraph-rsid="0008d437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000000" style:font-name="Courier New" fo:font-size="11pt" style:text-underline-style="none" fo:font-weight="normal" officeooo:rsid="0008d437" officeooo:paragraph-rsid="000e2e9c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000000" style:font-name="Courier New" fo:font-size="11pt" style:text-underline-style="solid" style:text-underline-width="auto" style:text-underline-color="font-color" fo:font-weight="bold" officeooo:rsid="000b738c" officeooo:paragraph-rsid="000b738c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00" style:font-name="Courier New" fo:font-size="11pt" style:text-underline-style="solid" style:text-underline-width="auto" style:text-underline-color="font-color" fo:font-weight="bold" officeooo:rsid="000b738c" officeooo:paragraph-rsid="000c36ed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000000" style:font-name="Courier New" fo:font-size="11pt" style:text-underline-style="solid" style:text-underline-width="auto" style:text-underline-color="font-color" fo:font-weight="bold" officeooo:rsid="000bc5ae" officeooo:paragraph-rsid="000bc5ae" style:font-size-asian="11pt" style:font-weight-asian="bold" style:font-size-complex="11pt" style:font-weight-complex="bold"/>
    </style:style>
    <style:style style:name="P25" style:family="paragraph" style:parent-style-name="Standard">
      <style:text-properties fo:color="#000000" style:font-name="Courier New" fo:font-size="9.5pt" style:font-size-asian="9.5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9.5pt" style:font-size-asian="9.5pt"/>
    </style:style>
    <style:style style:name="P27" style:family="paragraph" style:parent-style-name="Standard">
      <style:text-properties fo:color="#000000" style:font-name="Courier New" fo:font-size="12pt" style:text-underline-style="solid" style:text-underline-width="auto" style:text-underline-color="font-color" fo:font-weight="bold" officeooo:rsid="0009bc9b" officeooo:paragraph-rsid="0009bc9b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Courier New" fo:font-size="12pt" style:text-underline-style="none" fo:font-weight="normal" officeooo:rsid="0009bc9b" officeooo:paragraph-rsid="0009bc9b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1pt" officeooo:paragraph-rsid="000c36ed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color="#000000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color="#000000" fo:font-size="11pt" officeooo:paragraph-rsid="000c36ed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fo:color="#000000" fo:font-size="11pt" officeooo:paragraph-rsid="000e2e9c" style:font-size-asian="11pt" style:font-size-complex="11pt"/>
    </style:style>
    <style:style style:name="P34" style:family="paragraph" style:parent-style-name="Standard">
      <style:text-properties fo:color="#000000" fo:font-size="11pt" officeooo:paragraph-rsid="0008d437" style:font-size-asian="11pt" style:font-size-complex="11pt"/>
    </style:style>
    <style:style style:name="P35" style:family="paragraph" style:parent-style-name="Standard">
      <style:text-properties fo:font-size="11pt" style:text-underline-style="solid" style:text-underline-width="auto" style:text-underline-color="font-color" fo:font-weight="bold" officeooo:rsid="0008d437" officeooo:paragraph-rsid="0008d437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style:text-underline-style="none" fo:font-weight="normal" officeooo:rsid="000b738c" officeooo:paragraph-rsid="000b738c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style:text-underline-style="none" fo:font-weight="normal" officeooo:rsid="000b738c" officeooo:paragraph-rsid="000bc5ae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b738c" officeooo:paragraph-rsid="000b738c" style:font-weight-asian="bold" style:font-weight-complex="bold"/>
    </style:style>
    <style:style style:name="P39" style:family="paragraph" style:parent-style-name="Standard">
      <style:paragraph-properties fo:margin-left="0.6146in" fo:margin-right="0in" fo:text-indent="0in" style:auto-text-indent="false">
        <style:tab-stops>
          <style:tab-stop style:position="0.2602in"/>
          <style:tab-stop style:position="0.6146in"/>
        </style:tab-stops>
      </style:paragraph-properties>
      <style:text-properties fo:font-size="12pt" style:text-underline-style="solid" style:text-underline-width="auto" style:text-underline-color="font-color" fo:font-weight="bold" officeooo:rsid="0008d437" officeooo:paragraph-rsid="0008d437" style:font-size-asian="10.5pt" style:font-weight-asian="bold" style:font-size-complex="12pt" style:font-weight-complex="bold"/>
    </style:style>
    <style:style style:name="T1" style:family="text">
      <style:text-properties officeooo:rsid="0008d437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8d437"/>
    </style:style>
    <style:style style:name="T4" style:family="text">
      <style:text-properties style:font-name="Courier New" fo:font-size="9.5pt" officeooo:rsid="0008d437" style:font-size-asian="9.5pt"/>
    </style:style>
    <style:style style:name="T5" style:family="text">
      <style:text-properties style:font-name="Courier New" officeooo:rsid="0009bc9b"/>
    </style:style>
    <style:style style:name="T6" style:family="text">
      <style:text-properties style:font-name="Courier New" officeooo:rsid="000b738c"/>
    </style:style>
    <style:style style:name="T7" style:family="text">
      <style:text-properties style:font-name="Courier New" officeooo:rsid="000bc5ae"/>
    </style:style>
    <style:style style:name="T8" style:family="text">
      <style:text-properties style:font-name="Courier New" officeooo:rsid="000c36ed"/>
    </style:style>
    <style:style style:name="T9" style:family="text">
      <style:text-properties fo:color="#000000" style:font-name="Courier New"/>
    </style:style>
    <style:style style:name="T10" style:family="text">
      <style:text-properties fo:color="#000000" style:font-name="Courier New" fo:font-size="11pt" style:font-size-asian="11pt" style:font-size-complex="11pt"/>
    </style:style>
    <style:style style:name="T11" style:family="text">
      <style:text-properties fo:color="#000000" style:font-name="Courier New" fo:font-size="11pt" officeooo:rsid="0008d437" style:font-size-asian="11pt" style:font-size-complex="11pt"/>
    </style:style>
    <style:style style:name="T12" style:family="text">
      <style:text-properties fo:color="#000000" style:font-name="Courier New" officeooo:rsid="0008d437"/>
    </style:style>
    <style:style style:name="T13" style:family="text">
      <style:text-properties fo:color="#000000" style:font-name="Courier New" style:text-underline-style="none" fo:font-weight="normal" officeooo:rsid="0008d437" style:font-weight-asian="normal" style:font-weight-complex="normal"/>
    </style:style>
    <style:style style:name="T14" style:family="text">
      <style:text-properties officeooo:rsid="000b738c"/>
    </style:style>
    <style:style style:name="T15" style:family="text">
      <style:text-properties officeooo:rsid="000c36ed"/>
    </style:style>
    <style:style style:name="T16" style:family="text">
      <style:text-properties officeooo:rsid="000e2e9c"/>
    </style:style>
    <style:style style:name="T17" style:family="text">
      <style:text-properties officeooo:rsid="000bc5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ETask</text:p>
      <text:p text:style-name="P11"/>
      <text:p text:style-name="P12">Model Classes</text:p>
      <text:p text:style-name="P13"/>
      <text:p text:style-name="P14">Department</text:p>
      <text:p text:style-name="P39"/>
      <text:p text:style-name="P1"><text:span text:style-name="T4"><text:tab/></text:span><text:span text:style-name="T11">[</text:span><text:span text:style-name="T10">Key]</text:span></text:p>
      <text:p text:style-name="P31"><text:span text:style-name="T2"><text:s text:c="6"/>public int Departmen</text:span><text:span text:style-name="T3">tI</text:span><text:span text:style-name="T2">D { get; set; }</text:span></text:p>
      <text:p text:style-name="P30"><text:span text:style-name="T2"><text:s text:c="6"/>public String Dep</text:span><text:span text:style-name="T3">artmen</text:span><text:span text:style-name="T2">tName { get; set; }</text:span></text:p>
      <text:p text:style-name="P32"><text:span text:style-name="T2"><text:tab/> public String Dep</text:span><text:span text:style-name="T3">artmen</text:span><text:span text:style-name="T2">t</text:span><text:span text:style-name="T8">Head</text:span><text:span text:style-name="T2"> { get; set; }</text:span></text:p>
      <text:p text:style-name="P33"><text:span text:style-name="T2"><text:s text:c="7"/>public string Dep</text:span><text:span text:style-name="T3">artmen</text:span><text:span text:style-name="T2">tLocation { get; set; }</text:span></text:p>
      <text:p text:style-name="P19"/>
      <text:p text:style-name="P31"><text:span text:style-name="T2"><text:s text:c="7"/>public virtual ICollection&lt;</text:span><text:span text:style-name="T3">User</text:span><text:span text:style-name="T2">&gt; </text:span><text:span text:style-name="T3">User</text:span><text:span text:style-name="T2">s { get; set; }</text:span></text:p>
      <text:p text:style-name="P26"/>
      <text:p text:style-name="P25"/>
      <text:p text:style-name="P14">User</text:p>
      <text:p text:style-name="P14"/>
      <text:p text:style-name="P35"/>
      <text:p text:style-name="P7"><text:span text:style-name="T3"><text:tab/></text:span><text:span text:style-name="T12">[</text:span><text:span text:style-name="T9">Key]</text:span></text:p>
      <text:p text:style-name="P2"><text:span text:style-name="T2"><text:s text:c="7"/>public int </text:span><text:span text:style-name="T3">UserI</text:span><text:span text:style-name="T2">D { get; set; }</text:span></text:p>
      <text:p text:style-name="P2"><text:span text:style-name="T2"><text:s text:c="7"/>public string </text:span><text:span text:style-name="T3">User</text:span><text:span text:style-name="T2">Name { get; set; }</text:span></text:p>
      <text:p text:style-name="P2"><text:span text:style-name="T2"><text:s text:c="7"/>public string </text:span><text:span text:style-name="T3">Password</text:span><text:span text:style-name="T2"> { get; set; }</text:span></text:p>
      <text:p text:style-name="P2"><text:span text:style-name="T2"><text:tab/> <text:s/>public string </text:span><text:span text:style-name="T3">EMail</text:span><text:span text:style-name="T2"> { get; set; }</text:span></text:p>
      <text:p text:style-name="P2"><text:span text:style-name="T2"><text:tab/> <text:s/></text:span><text:span text:style-name="T2">public</text:span><text:span text:style-name="T2"> </text:span><text:span text:style-name="T3">int</text:span><text:span text:style-name="T3"> PhoneNo</text:span><text:span text:style-name="T2"> { </text:span><text:span text:style-name="T2">get</text:span><text:span text:style-name="T2">; </text:span><text:span text:style-name="T2">set</text:span><text:span text:style-name="T2">; }</text:span></text:p>
      <text:p text:style-name="P2"><text:span text:style-name="T2"><text:tab/> <text:s/>public</text:span><text:span text:style-name="T2"> </text:span><text:span text:style-name="T2">int</text:span><text:span text:style-name="T2"> Departmen</text:span><text:span text:style-name="T3">tI</text:span><text:span text:style-name="T2">D { </text:span><text:span text:style-name="T2">get</text:span><text:span text:style-name="T2">; </text:span><text:span text:style-name="T2">set</text:span><text:span text:style-name="T2">; }</text:span></text:p>
      <text:p text:style-name="P2"><text:span text:style-name="T2"><text:tab/> <text:s/>public</text:span><text:span text:style-name="T2"> </text:span><text:span text:style-name="T2">int</text:span><text:span text:style-name="T2"> </text:span><text:span text:style-name="T3">DesignationI</text:span><text:span text:style-name="T2">D { </text:span><text:span text:style-name="T2">get</text:span><text:span text:style-name="T2">; </text:span><text:span text:style-name="T2">set</text:span><text:span text:style-name="T2">; }</text:span></text:p>
      <text:p text:style-name="P2"><text:span text:style-name="T2"><text:s text:c="8"/>public</text:span><text:span text:style-name="T2"> </text:span><text:span text:style-name="T2">string</text:span><text:span text:style-name="T2"> </text:span><text:span text:style-name="T3">UserType<text:tab/></text:span><text:span text:style-name="T2">{ </text:span><text:span text:style-name="T2">get</text:span><text:span text:style-name="T2">; </text:span><text:span text:style-name="T2">set</text:span><text:span text:style-name="T2">; } </text:span></text:p>
      <text:p text:style-name="P2"><text:span text:style-name="T2"><text:tab/> <text:s/></text:span><text:span text:style-name="T3">public DateTime Doj<text:tab/>{get; set;}</text:span><text:span text:style-name="T2"> </text:span></text:p>
      <text:p text:style-name="P16"/>
      <text:p text:style-name="P20"><text:s text:c="5"/>public virtual ICollection&lt;Project&gt; Projects { get; set; }</text:p>
      <text:p text:style-name="P6"><text:span text:style-name="T3"><text:tab/>public</text:span><text:span text:style-name="T3"> </text:span><text:span text:style-name="T3">virtual</text:span><text:span text:style-name="T3"> </text:span><text:span text:style-name="T3">ICollection</text:span><text:span text:style-name="T3">&lt;</text:span><text:span text:style-name="T3">Task</text:span><text:span text:style-name="T3">&gt; Tasks { </text:span><text:span text:style-name="T3">get</text:span><text:span text:style-name="T3">; </text:span><text:span text:style-name="T3">set</text:span><text:span text:style-name="T3">; }</text:span></text:p>
      <text:p text:style-name="P20"><text:tab/>public virtual Department Department{get;set;}</text:p>
      <text:p text:style-name="P20"><text:tab/>public virtual Designation Designation{get;set;}</text:p>
      <text:p text:style-name="P20"/>
      <text:p text:style-name="P27">Designation</text:p>
      <text:p text:style-name="P27"/>
      <text:p text:style-name="P28"/>
      <text:p text:style-name="P8"><text:span text:style-name="T1"><text:tab/></text:span><text:span text:style-name="T13">[Key]</text:span></text:p>
      <text:p text:style-name="P3"><text:span text:style-name="T2"><text:s text:c="7"/>public int </text:span><text:span text:style-name="T5">Designation</text:span><text:span text:style-name="T3">I</text:span><text:span text:style-name="T2">D { get; set; }</text:span></text:p>
      <text:p text:style-name="P3"><text:span text:style-name="T3"><text:s text:c="7"/>public string </text:span><text:span text:style-name="T5">Designation</text:span><text:span text:style-name="T3"> { get; set; }</text:span></text:p>
      <text:p text:style-name="P17"/>
      <text:p text:style-name="P17">public virtual ICollection&lt;User&gt; Users { get; set; }</text:p>
      <text:p text:style-name="P15"/>
      <text:p text:style-name="P11"/>
      <text:p text:style-name="P38">Project</text:p>
      <text:p text:style-name="P38"/>
      <text:p text:style-name="P38"/>
      <text:p text:style-name="P36">[Key]</text:p>
      <text:p text:style-name="P4"><text:span text:style-name="T2">public int </text:span><text:span text:style-name="T6">Project</text:span><text:span text:style-name="T3">I</text:span><text:span text:style-name="T2">D { get; set; }</text:span></text:p>
      <text:p text:style-name="P4"><text:span text:style-name="T2"><text:s text:c="7"/>public string </text:span><text:span text:style-name="T6">Project</text:span><text:span text:style-name="T2">Name { get; set; }</text:span></text:p>
      <text:p text:style-name="P4"><text:soft-page-break/><text:span text:style-name="T2"><text:s text:c="7"/>public string </text:span><text:span text:style-name="T6">Description</text:span><text:span text:style-name="T2"> { get; set; }</text:span></text:p>
      <text:p text:style-name="P4"><text:span text:style-name="T2">public string </text:span><text:span text:style-name="T6">ClientName</text:span><text:span text:style-name="T2"> { get; set; }</text:span></text:p>
      <text:p text:style-name="P4"><text:span text:style-name="T2"/></text:p>
      <text:p text:style-name="P5"><text:span text:style-name="T3">public DateTime </text:span><text:span text:style-name="T7">StartDate</text:span><text:span text:style-name="T3"><text:tab/>{get; set;}</text:span><text:span text:style-name="T2"> </text:span></text:p>
      <text:p text:style-name="P5"><text:span text:style-name="T3">public DateTime </text:span><text:span text:style-name="T7">DueDate</text:span><text:span text:style-name="T3"><text:tab/>{get; set;}</text:span><text:span text:style-name="T2"> </text:span></text:p>
      <text:p text:style-name="P5"><text:span text:style-name="T2"/></text:p>
      <text:p text:style-name="P18"/>
      <text:p text:style-name="P5"><text:span text:style-name="T3"/></text:p>
      <text:p text:style-name="P29"><text:span text:style-name="T3">public virtual ICollection&lt;</text:span><text:span text:style-name="T8">User</text:span><text:span text:style-name="T3">&gt; </text:span><text:span text:style-name="T8">Users</text:span><text:span text:style-name="T3"> { get; set; }</text:span></text:p>
      <text:p text:style-name="P23"/>
      <text:p text:style-name="P22"/>
      <text:p text:style-name="P24">Task</text:p>
      <text:p text:style-name="P24"/>
      <text:p text:style-name="P37">[Key]</text:p>
      <text:p text:style-name="P5"><text:span text:style-name="T2">public int </text:span><text:span text:style-name="T7">Task</text:span><text:span text:style-name="T3">I</text:span><text:span text:style-name="T2">D { get; set; }</text:span></text:p>
      <text:p text:style-name="P5"><text:span text:style-name="T2">public int </text:span><text:span text:style-name="T6">Project</text:span><text:span text:style-name="T3">I</text:span><text:span text:style-name="T2">D { get; set; }</text:span></text:p>
      <text:p text:style-name="P5"><text:span text:style-name="T2"><text:s text:c="7"/>public string </text:span><text:span text:style-name="T7">Subject</text:span><text:span text:style-name="T2"> { get; set; }</text:span></text:p>
      <text:p text:style-name="P5"><text:span text:style-name="T3">public DateTime </text:span><text:span text:style-name="T7">StartDate</text:span><text:span text:style-name="T3"><text:tab/>{get; set;}</text:span><text:span text:style-name="T2"> </text:span></text:p>
      <text:p text:style-name="P5"><text:span text:style-name="T2"><text:s/>public string </text:span><text:span text:style-name="T7">Priority</text:span><text:span text:style-name="T2"> { get; set; }</text:span></text:p>
      <text:p text:style-name="P21">public virtual <text:span text:style-name="T16">User</text:span> <text:span text:style-name="T16">Users</text:span>{get;set;}</text:p>
      <text:p text:style-name="P21">public DateTime <text:span text:style-name="T17">DueDate</text:span><text:tab/>{get; set;} </text:p>
      <text:p text:style-name="P21">public string <text:span text:style-name="T14">Description</text:span> { get; set; }</text:p>
      <text:p text:style-name="P21">public string <text:span text:style-name="T16">File</text:span> { get; set; }</text:p>
      <text:p text:style-name="P21">public string <text:span text:style-name="T16">Watchers</text:span> { get; set; }</text:p>
      <text:p text:style-name="P21"><text:span text:style-name="T16">public int PercentageCompleted{get;set;}</text:span></text:p>
      <text:p text:style-name="P21"><text:span text:style-name="T16">public string Status { get; set;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2:49:39.81</meta:creation-date>
    <dc:date>2014-10-13T16:54:59.93</dc:date>
    <meta:editing-duration>PT5H29M30S</meta:editing-duration>
    <meta:editing-cycles>5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52" meta:word-count="275" meta:character-count="1764" meta:non-whitespace-character-count="1416"/>
  </office:meta>
</office:document-meta>
</file>